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63313" officeooo:paragraph-rsid="00363313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39b5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9413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63313" officeooo:paragraph-rsid="00363313" fo:background-color="#ffffff"/>
    </style:style>
    <style:style style:name="T1" style:family="text">
      <style:text-properties officeooo:rsid="00389413"/>
    </style:style>
    <style:style style:name="T2" style:family="text">
      <style:text-properties officeooo:rsid="003cd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本文档调试传感器</text:p>
      <text:p text:style-name="P1"/>
      <text:p text:style-name="P2">网卡地址分配，主网卡eth0 connect-yumi，192.168.168.10 255.255.255.0</text:p>
      <text:p text:style-name="P3">副网卡ATI eth2 192.168.1.68 255.255.255.0 gate192.168.1.1 DNS192.168.1.10 （gate DNS设置与否不影响topic <text:span text:style-name="T1">/netft_data</text:span>）</text:p>
      <text:p text:style-name="P3"/>
      <text:p text:style-name="P3">目前连上之后，ndi有数，ati可以收到话题但是没有读数，断开机器人之后，重连一下好使了</text:p>
      <text:p text:style-name="P3"/>
      <text:p text:style-name="P3">￥￥￥￥￥￥￥</text:p>
      <text:p text:style-name="P3">程序调试</text:p>
      <text:p text:style-name="P3">数据同步了，但是怎么看到同步后的数据，数据同步到了哪一个话题中呢？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4-09T12:41:23.469340455</dc:date>
    <meta:editing-duration>P1DT12H58M3S</meta:editing-duration>
    <meta:editing-cycles>49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29" meta:character-count="258" meta:non-whitespace-character-count="247"/>
  </office:meta>
</office:document-meta>
</file>